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8FB0F90015697DCAF.png" manifest:media-type="image/png"/>
  <manifest:file-entry manifest:full-path="Pictures/100002010000032000000258D87FAF9EB1593A64.png" manifest:media-type="image/png"/>
  <manifest:file-entry manifest:full-path="Pictures/1000020100000320000002584C36F8597B2FFA25.png" manifest:media-type="image/png"/>
  <manifest:file-entry manifest:full-path="Pictures/100002010000032000000258365D2F5B1BB35BD7.png" manifest:media-type="image/png"/>
  <manifest:file-entry manifest:full-path="Pictures/100002010000032000000258BC8265B1F000F4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in" svg:y="0.1209in" svg:width="6.6929in" svg:height="5.0193in" draw:z-index="0"><draw:image xlink:href="Pictures/100002010000032000000258BC8265B1F000F469.png" xlink:type="simple" xlink:show="embed" xlink:actuate="onLoad" loext:mime-type="image/png"/></draw:frame><draw:frame draw:style-name="fr2" draw:name="Image2" text:anchor-type="char" svg:x="0.0209in" svg:y="5.1425in" svg:width="6.6929in" svg:height="5.0193in" draw:z-index="1"><draw:image xlink:href="Pictures/100002010000032000000258365D2F5B1BB35BD7.png" xlink:type="simple" xlink:show="embed" xlink:actuate="onLoad" loext:mime-type="image/png"/></draw:frame></text:p>
      <text:p text:style-name="Standard"><draw:frame draw:style-name="fr2" draw:name="Image4" text:anchor-type="char" svg:x="0in" svg:y="0.0854in" svg:width="6.6929in" svg:height="5.0193in" draw:z-index="2"><draw:image xlink:href="Pictures/100002010000032000000258D87FAF9EB1593A64.png" xlink:type="simple" xlink:show="embed" xlink:actuate="onLoad" loext:mime-type="image/png"/></draw:frame><draw:frame draw:style-name="fr2" draw:name="Image3" text:anchor-type="char" svg:x="0.0398in" svg:y="5.261in" svg:width="6.6929in" svg:height="5.0193in" draw:z-index="3"><draw:image xlink:href="Pictures/1000020100000320000002584C36F8597B2FFA25.png" xlink:type="simple" xlink:show="embed" xlink:actuate="onLoad" loext:mime-type="image/png"/></draw:frame><text:soft-page-break/></text:p>
      <text:p text:style-name="Standard"><text:soft-page-break/></text:p>
      <text:p text:style-name="Standard"/>
      <text:p text:style-name="Standard"><draw:frame draw:style-name="fr1" draw:name="Image6" text:anchor-type="char" svg:width="6.6929in" svg:height="5.0193in" draw:z-index="4"><draw:image xlink:href="Pictures/100002010000032000000258FB0F90015697DCA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6:56:09.763723290</meta:creation-date>
    <dc:date>2022-04-18T07:21:40.842394721</dc:date>
    <meta:editing-duration>PT5M9S</meta:editing-duration>
    <meta:editing-cycles>1</meta:editing-cycles>
    <meta:document-statistic meta:table-count="0" meta:image-count="5" meta:object-count="0" meta:page-count="3" meta:paragraph-count="0" meta:word-count="0" meta:character-count="0" meta:non-whitespace-character-count="0"/>
    <meta:generator>LibreOffice/6.4.7.2$Linux_X86_64 LibreOffice_project/40$Build-2</meta:generator>
  </office:meta>
</office:document-meta>
</file>